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fo:padding="0cm" fo:border="none"/>
    </style:style>
    <style:style style:name="P2" style:family="paragraph" style:parent-style-name="Heading_20_3">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padding="0cm" fo:border="none"/>
    </style:style>
    <style:style style:name="P5" style:family="paragraph" style:parent-style-name="Text_20_body" style:list-style-name="L1">
      <style:paragraph-properties fo:margin-left="0cm" fo:margin-right="0cm" fo:text-indent="0cm" style:auto-text-indent="false" fo:padding="0cm" fo:border="none"/>
    </style:style>
    <style:style style:name="T1" style:family="text">
      <style:text-properties loext:padding-left="0cm" loext:padding-right="0cm" loext:padding-top="0.049cm" loext:padding-bottom="0.049cm" loext:border-left="none" loext:border-right="none" loext:border-top="0.74pt solid #000000" loext:border-bottom="0.74pt solid #000000"/>
    </style:style>
    <style:style style:name="T2" style:family="text">
      <style:text-properties loext:padding="0cm" loext: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rganização de Estilos com BEM</text:h>
      <text:p text:style-name="P3">A metodologia BEM (Block Element Modifier) é uma técnica de organização de CSS que facilita a criação e manutenção de estilos. Nesta aula, vamos aprender a organizar estilos utilizando o BEM.</text:p>
      <text:p text:style-name="P3"/>
      <text:h text:style-name="P2" text:outline-level="3"><text:bookmark text:name="separando-o-css-por-componente"/>Separando o CSS por componente</text:h>
      <text:p text:style-name="P4">Uma das principais ideias por trás do BEM é a separação do CSS por componente. Isso significa que, para cada componente do HTML, devemos criar um arquivo CSS separado. Por exemplo, se tivermos um formulário em nosso HTML, devemos criar um arquivo <text:span text:style-name="Source_20_Text"><text:span text:style-name="T1">form.css</text:span></text:span> que contenha todos os estilos desse formulário.</text:p>
      <text:h text:style-name="P2" text:outline-level="3"><text:bookmark text:name="nomenclatura-de-classes"/>Nomenclatura de classes</text:h>
      <text:p text:style-name="P4">Ao utilizar o BEM, devemos seguir uma nomenclatura específica para nomear as classes CSS. Essa nomenclatura é baseada nas três partes do BEM: Block, Element e Modifier.</text:p>
      <text:list text:style-name="L1">
        <text:list-item>
          <text:p text:style-name="P5"><text:span text:style-name="Strong_20_Emphasis"><text:span text:style-name="T2">Block</text:span></text:span><text:span text:style-name="T2">: é a parte principal do componente e corresponde ao elemento HTML que está sendo estilizado. Por exemplo, se estamos estilizando um formulário, o bloco seria </text:span><text:span text:style-name="Source_20_Text"><text:span text:style-name="T1">form</text:span></text:span><text:span text:style-name="T2">. A classe correspondente seria </text:span><text:span text:style-name="Source_20_Text"><text:span text:style-name="T1">.form</text:span></text:span><text:span text:style-name="T2">.</text:span></text:p>
        </text:list-item>
        <text:list-item>
          <text:p text:style-name="P5"><text:span text:style-name="Strong_20_Emphasis"><text:span text:style-name="T2">Element</text:span></text:span><text:span text:style-name="T2">: é uma parte do bloco e está sempre contido dentro do bloco. Para indicar que uma classe é um elemento, utilizamos dois underlines (</text:span><text:span text:style-name="Source_20_Text"><text:span text:style-name="T1">__</text:span></text:span><text:span text:style-name="T2">). Por exemplo, se o formulário contém um campo de nome, o elemento seria </text:span><text:span text:style-name="Source_20_Text"><text:span text:style-name="T1">name</text:span></text:span><text:span text:style-name="T2">, e a classe correspondente seria </text:span><text:span text:style-name="Source_20_Text"><text:span text:style-name="T1">.form__name</text:span></text:span><text:span text:style-name="T2">.</text:span></text:p>
        </text:list-item>
        <text:list-item>
          <text:p text:style-name="P5"><text:span text:style-name="Strong_20_Emphasis"><text:span text:style-name="T2">Modifier</text:span></text:span><text:span text:style-name="T2">: é uma variação do bloco ou do elemento. Para indicar que uma classe é um modificador, utilizamos dois hífens (</text:span><text:span text:style-name="Source_20_Text"><text:span text:style-name="T1">--</text:span></text:span><text:span text:style-name="T2">). Por exemplo, se o campo de nome está desabilitado, o modificador seria </text:span><text:span text:style-name="Source_20_Text"><text:span text:style-name="T1">disabled</text:span></text:span><text:span text:style-name="T2">, e a classe correspondente seria </text:span><text:span text:style-name="Source_20_Text"><text:span text:style-name="T1">.form__name--disabled</text:span></text:span><text:span text:style-name="T2">.</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6:31:33.320730997</meta:creation-date>
    <dc:date>2024-02-08T16:33:00.598011844</dc:date>
    <meta:editing-duration>PT1M27S</meta:editing-duration>
    <meta:editing-cycles>1</meta:editing-cycles>
    <meta:document-statistic meta:table-count="0" meta:image-count="0" meta:object-count="0" meta:page-count="1" meta:paragraph-count="9" meta:word-count="243" meta:character-count="1480" meta:non-whitespace-character-count="1251"/>
    <meta:generator>LibreOffice/7.6.4.1$Linux_X86_64 LibreOffice_project/e19e193f88cd6c0525a17fb7a176ed8e6a3e2aa1</meta:generator>
  </office:meta>
</office:document-meta>
</file>